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28.79mm"/>
    </style:style>
    <style:style style:name="co11" style:family="table-column">
      <style:table-column-properties fo:break-before="auto" style:column-width="14.59mm"/>
    </style:style>
    <style:style style:name="co12" style:family="table-column">
      <style:table-column-properties fo:break-before="auto" style:column-width="7.6mm"/>
    </style:style>
    <style:style style:name="co13" style:family="table-column">
      <style:table-column-properties fo:break-before="auto" style:column-width="53.04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1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29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0" style:family="table-cell" style:parent-style-name="Default" style:data-style-name="N112">
      <style:text-properties fo:font-size="8pt" style:font-size-asian="8pt" style:font-size-complex="8pt"/>
    </style:style>
    <style:style style:name="ce31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2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33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35" style:family="table-cell" style:parent-style-name="Default" style:data-style-name="N112">
      <style:table-cell-properties fo:border="none"/>
    </style:style>
    <style:style style:name="ce36" style:family="table-cell" style:parent-style-name="Default">
      <style:table-cell-properties fo:border="none"/>
      <style:text-properties fo:font-size="8pt" style:font-size-asian="8pt" style:font-size-complex="8pt"/>
    </style:style>
    <style:style style:name="ce37" style:family="table-cell" style:parent-style-name="Default" style:data-style-name="N11">
      <style:text-properties fo:font-size="8pt" style:font-size-asian="8pt" style:font-size-complex="8pt"/>
    </style:style>
    <style:style style:name="ce3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43" style:family="table-cell" style:parent-style-name="Default" style:data-style-name="N3">
      <style:text-properties fo:font-weight="bold" style:font-weight-asian="bold" style:font-weight-complex="bold"/>
    </style:style>
    <style:style style:name="ce44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4"/>
    <style:style style:name="ce48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4" calcext:value-type="percentage">
            <text:p>84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5" office:value-type="percentage" office:value="0.79" calcext:value-type="percentage">
            <text:p>79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13" calcext:value-type="percentage">
            <text:p>13%</text:p>
          </table:table-cell>
          <table:table-cell table:style-name="ce13" office:value-type="percentage" office:value="0.0003" calcext:value-type="percentage">
            <text:p>0.03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7" calcext:value-type="percentage">
            <text:p>67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3" calcext:value-type="percentage">
            <text:p>73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1" calcext:value-type="percentage">
            <text:p>81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4.84mm" svg:y="80.19mm" draw:caption-point-x="-6.1mm" draw:caption-point-y="15.1mm">
              <dc:date>2017-08-17T00:00:00</dc:date>
              <text:p text:style-name="P1">Features len: 2 User Iteration: 20 Samples per user: 10 Batch iterations: 10 Batch size: 50 N_Steps: 336 Units: 250 Layers 4 Weighting 2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 (T1 .. T5weks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8" calcext:value-type="percentage">
            <text:p>0.8%</text:p>
          </table:table-cell>
          <table:table-cell table:style-name="ce8" office:value-type="percentage" office:value="0.64" calcext:value-type="percentage">
            <text:p>64.0%</text:p>
          </table:table-cell>
          <table:table-cell office:value-type="percentage" office:value="0.007" calcext:value-type="percentage">
            <text:p>0.7%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1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office:value-type="percentage" office:value="0.0015" calcext:value-type="percentage">
            <text:p>0.2%</text:p>
          </table:table-cell>
          <table:table-cell table:style-name="ce10" office:value-type="percentage" office:value="0.0002" calcext:value-type="percentage">
            <text:p>0.0%</text:p>
          </table:table-cell>
          <table:table-cell table:style-name="ce10" office:value-type="percentage" office:value="0.15" calcext:value-type="percentage">
            <text:p>15.0%</text:p>
          </table:table-cell>
          <table:table-cell table:style-name="ce10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office:value-type="percentage" office:value="0.0029" calcext:value-type="percentage">
            <text:p>0.3%</text:p>
          </table:table-cell>
          <table:table-cell table:style-name="ce11" office:value-type="percentage" office:value="0" calcext:value-type="percentage">
            <text:p>0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8" office:value-type="percentage" office:value="0" calcext:value-type="percentage">
            <text:p>0.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28.99mm" svg:height="41.51mm" svg:x="68.74mm" svg:y="150.01mm" draw:caption-point-x="0mm" draw:caption-point-y="0mm">
              <dc:date>2017-08-17T00:00:00</dc:date>
              <text:p text:style-name="P1">Features len: 2 User Iteration: 20 Samples per user: 10 Batch iterations: 10 Batch size: 50 N_Steps: 336 Units: 250 Layers 4 Weighting 2</text:p>
            </office:annotation>
            <text:p>RNN-LSTM <text:s/>(T-1)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08" calcext:value-type="percentage">
            <text:p>8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6" calcext:value-type="percentage">
            <text:p>6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Mode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Features list</text:p>
          </table:table-cell>
          <table:table-cell table:number-columns-repeated="3" table:style-name="ce28" office:value-type="string" calcext:value-type="string">
            <text:p>t-1</text:p>
          </table:table-cell>
          <table:table-cell table:number-columns-repeated="6" table:style-name="ce28" office:value-type="string" calcext:value-type="string">
            <text:p>All</text:p>
          </table:table-cell>
          <table:table-cell table:style-name="ce28" office:value-type="string" calcext:value-type="string">
            <text:p>t-1</text:p>
          </table:table-cell>
          <table:table-cell table:style-name="ce28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User iterati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3"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Samples per user</text:p>
          </table:table-cell>
          <table:table-cell table:number-columns-repeated="3" table:style-name="ce26" office:value-type="float" office:value="1000" calcext:value-type="float">
            <text:p>1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Itera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number-columns-repeated="3"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3" table:style-name="ce2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size</text:p>
          </table:table-cell>
          <table:table-cell table:number-columns-repeated="3" table:style-name="ce26" office:value-type="float" office:value="1000" calcext:value-type="float">
            <text:p>10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3" table:style-name="ce26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N steps</text:p>
          </table:table-cell>
          <table:table-cell table:style-name="ce26" office:value-type="float" office:value="336" calcext:value-type="float">
            <text:p>336</text:p>
          </table:table-cell>
          <table:table-cell table:number-columns-repeated="5" table:style-name="ce26" office:value-type="float" office:value="672" calcext:value-type="float">
            <text:p>67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N hidden</text:p>
          </table:table-cell>
          <table:table-cell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250" calcext:value-type="float">
            <text:p>250</text:p>
          </table:table-cell>
          <table:table-cell table:style-name="ce36" office:value-type="float" office:value="250" calcext:value-type="float">
            <text:p>250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Layers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 table:style-name="ce2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Weighting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number-columns-repeated="6" table:style-name="ce34" office:value-type="string" calcext:value-type="string">
            <text:p>none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Precision</text:p>
          </table:table-cell>
          <table:table-cell table:style-name="ce29" table:number-columns-repeated="2"/>
          <table:table-cell table:style-name="ce30" office:value-type="percentage" office:value="0.91" calcext:value-type="percentage">
            <text:p>91.0%</text:p>
          </table:table-cell>
          <table:table-cell table:style-name="ce30" office:value-type="percentage" office:value="0.93" calcext:value-type="percentage">
            <text:p>93.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office:value-type="percentage" office:value="0.89" calcext:value-type="percentage">
            <text:p>89.00%</text:p>
          </table:table-cell>
          <table:table-cell table:number-columns-repeated="2" table:style-name="ce37" office:value-type="percentage" office:value="0.92" calcext:value-type="percentage">
            <text:p>92.00%</text:p>
          </table:table-cell>
          <table:table-cell table:style-name="ce37" office:value-type="percentage" office:value="0.89" calcext:value-type="percentage">
            <text:p>89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ecall</text:p>
          </table:table-cell>
          <table:table-cell table:style-name="ce30" table:number-columns-repeated="2"/>
          <table:table-cell table:style-name="ce30" office:value-type="percentage" office:value="0.94" calcext:value-type="percentage">
            <text:p>94.0%</text:p>
          </table:table-cell>
          <table:table-cell table:style-name="ce30" office:value-type="percentage" office:value="0.97" calcext:value-type="percentage">
            <text:p>97.0%</text:p>
          </table:table-cell>
          <table:table-cell table:style-name="ce37" office:value-type="percentage" office:value="0.96" calcext:value-type="percentage">
            <text:p>96.00%</text:p>
          </table:table-cell>
          <table:table-cell table:style-name="ce37" office:value-type="percentage" office:value="0.93" calcext:value-type="percentage">
            <text:p>93.00%</text:p>
          </table:table-cell>
          <table:table-cell table:style-name="ce37" office:value-type="percentage" office:value="0.98" calcext:value-type="percentage">
            <text:p>98.00%</text:p>
          </table:table-cell>
          <table:table-cell table:style-name="ce37" office:value-type="percentage" office:value="0.94" calcext:value-type="percentage">
            <text:p>94.0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F-Score</text:p>
          </table:table-cell>
          <table:table-cell table:style-name="ce30"/>
          <table:table-cell table:style-name="ce33"/>
          <table:table-cell table:style-name="ce33" office:value-type="percentage" office:value="0.92" calcext:value-type="percentage">
            <text:p>92.0%</text:p>
          </table:table-cell>
          <table:table-cell table:style-name="ce33" office:value-type="percentage" office:value="0.95" calcext:value-type="percentage">
            <text:p>95.0%</text:p>
          </table:table-cell>
          <table:table-cell table:style-name="ce37" office:value-type="percentage" office:value="0.94" calcext:value-type="percentage">
            <text:p>94.0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office:value-type="percentage" office:value="0.95" calcext:value-type="percentage">
            <text:p>95.00%</text:p>
          </table:table-cell>
          <table:table-cell table:style-name="ce37" office:value-type="percentage" office:value="0.93" calcext:value-type="percentage">
            <text:p>93.00%</text:p>
          </table:table-cell>
          <table:table-cell table:style-name="ce37" office:value-type="percentage" office:value="0.9" calcext:value-type="percentage">
            <text:p>90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>
          <table:table-cell/>
          <table:table-cell table:style-name="ce27" office:value-type="string" calcext:value-type="string">
            <text:p>Precision</text:p>
          </table:table-cell>
          <table:table-cell table:style-name="ce31" office:value-type="percentage" office:value="0.57" calcext:value-type="percentage">
            <text:p>57.00%</text:p>
          </table:table-cell>
          <table:table-cell table:style-name="ce31" office:value-type="percentage" office:value="0.5" calcext:value-type="percentage">
            <text:p>50.00%</text:p>
          </table:table-cell>
          <table:table-cell table:style-name="ce31" office:value-type="percentage" office:value="0.71" calcext:value-type="percentage">
            <text:p>71.00%</text:p>
          </table:table-cell>
          <table:table-cell table:style-name="ce37" office:value-type="percentage" office:value="0.66" calcext:value-type="percentage">
            <text:p>66.00%</text:p>
          </table:table-cell>
          <table:table-cell table:style-name="ce31" office:value-type="percentage" office:value="0.57" calcext:value-type="percentage">
            <text:p>57.00%</text:p>
          </table:table-cell>
          <table:table-cell table:style-name="ce31" office:value-type="percentage" office:value="0.22" calcext:value-type="percentage">
            <text:p>22.00%</text:p>
          </table:table-cell>
          <table:table-cell table:style-name="ce31" office:value-type="percentage" office:value="0.77" calcext:value-type="percentage">
            <text:p>77.00%</text:p>
          </table:table-cell>
          <table:table-cell table:style-name="ce31" office:value-type="percentage" office:value="0.48" calcext:value-type="percentage">
            <text:p>48.00%</text:p>
          </table:table-cell>
          <table:table-cell table:style-name="ce31" office:value-type="percentage" office:value="0.36" calcext:value-type="percentage">
            <text:p>36.00%</text:p>
          </table:table-cell>
          <table:table-cell table:number-columns-repeated="2" table:style-name="ce31" office:value-type="percentage" office:value="0.7" calcext:value-type="percentage">
            <text:p>70.00%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26" office:value-type="string" calcext:value-type="string">
            <text:p>Recall</text:p>
          </table:table-cell>
          <table:table-cell table:style-name="ce30" office:value-type="percentage" office:value="0.14" calcext:value-type="percentage">
            <text:p>14.0%</text:p>
          </table:table-cell>
          <table:table-cell table:style-name="ce30" office:value-type="percentage" office:value="0.23" calcext:value-type="percentage">
            <text:p>23.0%</text:p>
          </table:table-cell>
          <table:table-cell table:style-name="ce30" office:value-type="percentage" office:value="0.62" calcext:value-type="percentage">
            <text:p>62.0%</text:p>
          </table:table-cell>
          <table:table-cell table:style-name="ce30" office:value-type="percentage" office:value="0.46" calcext:value-type="percentage">
            <text:p>46.0%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37" office:value-type="percentage" office:value="0.14" calcext:value-type="percentage">
            <text:p>14.00%</text:p>
          </table:table-cell>
          <table:table-cell table:style-name="ce37" office:value-type="percentage" office:value="0.42" calcext:value-type="percentage">
            <text:p>42.00%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37" office:value-type="percentage" office:value="0.69" calcext:value-type="percentage">
            <text:p>69.00%</text:p>
          </table:table-cell>
          <table:table-cell table:style-name="ce37" office:value-type="percentage" office:value="0.64" calcext:value-type="percentage">
            <text:p>64.00%</text:p>
          </table:table-cell>
          <table:table-cell table:style-name="ce9" table:number-columns-repeated="2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35" table:number-columns-repeated="2"/>
          <table:table-cell table:style-name="ce9"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([.E22]*0.95+[.E25]*0.05)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32" table:number-columns-repeated="2"/>
          <table:table-cell table:formula="of:=([.E23]*0.95+[.E26]*0.05)" office:value-type="float" office:value="0.924" calcext:value-type="float">
            <text:p>0.924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13"/>
        </table:table-row>
      </table:table>
      <table:table table:name="TimeSeriesAnalysi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default-cell-style-name="ce41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<text:s text:c="4"/>of which t-24hrs is a non-play</text:p>
          </table:table-cell>
          <table:table-cell table:style-name="ce42" office:value-type="float" office:value="172463" calcext:value-type="float">
            <text:p>172,463</text:p>
          </table:table-cell>
          <table:table-cell table:style-name="ce44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3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45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style-name="ce4" office:value-type="string" calcext:value-type="string">
            <text:p>Linear SVM</text:p>
          </table:table-cell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46" office:value-type="float" office:value="3.99677" calcext:value-type="float">
            <text:p>3.99677</text:p>
          </table:table-cell>
          <table:table-cell table:style-name="Default" office:value-type="float" office:value="1.9997" calcext:value-type="float">
            <text:p>1.9997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office:value-type="float" office:value="-0.00002" calcext:value-type="float">
            <text:p>-0.00002</text:p>
          </table:table-cell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/>
          <table:table-cell office:value-type="string" calcext:value-type="string">
            <text:p>t-23.5 hrs</text:p>
          </table:table-cell>
          <table:table-cell office:value-type="float" office:value="0.642" calcext:value-type="float">
            <text:p>0.64200</text:p>
          </table:table-cell>
          <table:table-cell office:value-type="float" office:value="-0.00002" calcext:value-type="float">
            <text:p>-0.00002</text:p>
          </table:table-cell>
        </table:table-row>
        <table:table-row table:style-name="ro1">
          <table:table-cell/>
          <table:table-cell office:value-type="string" calcext:value-type="string">
            <text:p>t-24hrs</text:p>
          </table:table-cell>
          <table:table-cell office:value-type="float" office:value="1.12885" calcext:value-type="float">
            <text:p>1.12885</text:p>
          </table:table-cell>
          <table:table-cell office:value-type="float" office:value="-0.00003" calcext:value-type="float">
            <text:p>-0.00003</text:p>
          </table:table-cell>
        </table:table-row>
        <table:table-row table:style-name="ro1">
          <table:table-cell/>
          <table:table-cell office:value-type="string" calcext:value-type="string">
            <text:p>t-24.5 hrs</text:p>
          </table:table-cell>
          <table:table-cell office:value-type="float" office:value="0.42818" calcext:value-type="float">
            <text:p>0.42818</text:p>
          </table:table-cell>
          <table:table-cell office:value-type="float" office:value="-0.00005" calcext:value-type="float">
            <text:p>-0.00005</text:p>
          </table:table-cell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office:value-type="float" office:value="-0.00004" calcext:value-type="float">
            <text:p>-0.00004</text:p>
          </table:table-cell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48" office:value-type="float" office:value="-0.10579" calcext:value-type="float">
            <text:p>-0.10579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48" office:value-type="float" office:value="-0.14689" calcext:value-type="float">
            <text:p>-0.14689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48" office:value-type="float" office:value="-0.12977" calcext:value-type="float">
            <text:p>-0.12977</text:p>
          </table:table-cell>
          <table:table-cell office:value-type="float" office:value="-0.00009" calcext:value-type="float">
            <text:p>-0.00009</text:p>
          </table:table-cell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48" office:value-type="float" office:value="-0.14111" calcext:value-type="float">
            <text:p>-0.14111</text:p>
          </table:table-cell>
          <table:table-cell office:value-type="float" office:value="-0.0001" calcext:value-type="float">
            <text:p>-0.00010</text:p>
          </table:table-cell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48" office:value-type="float" office:value="-0.19522" calcext:value-type="float">
            <text:p>-0.19522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48" office:value-type="float" office:value="-0.27923" calcext:value-type="float">
            <text:p>-0.27923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3" table:number-rows-repeated="5">
          <table:table-cell/>
          <table:table-cell table:style-name="Default" table:number-columns-repeated="3"/>
        </table:table-row>
        <table:table-row table:style-name="ro3">
          <table:table-cell/>
          <table:table-cell table:style-name="Default"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4" table:number-columns-repeated="5" table:default-cell-style-name="Default"/>
        <table:table-column table:style-name="co1" table:number-columns-repeated="3" table:default-cell-style-name="Default"/>
        <table:table-column table:style-name="co15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50" office:value-type="string" calcext:value-type="string">
            <text:p>Prediction</text:p>
          </table:table-cell>
          <table:table-cell table:style-name="ce5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50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2" table:number-rows-spanned="1">
            <text:p>Actual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Prediction</text:p>
          </table:table-cell>
          <table:covered-table-cell table:style-name="ce51"/>
          <table:table-cell table:style-name="ce54" office:value-type="string" calcext:value-type="string">
            <text:p>Cost</text:p>
          </table:table-cell>
          <table:table-cell table:style-name="ce54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2" table:number-rows-spanned="1">
            <text:p>Actual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Prediction</text:p>
          </table:table-cell>
          <table:covered-table-cell table:style-name="ce51"/>
          <table:table-cell table:style-name="ce54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0"/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9:01:05.404583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18T11:20:21.590984422</dc:date>
    <meta:editing-duration>P4DT10H12M49S</meta:editing-duration>
    <meta:editing-cycles>99</meta:editing-cycles>
    <meta:generator>LibreOffice/5.1.6.2$Linux_X86_64 LibreOffice_project/10m0$Build-2</meta:generator>
    <meta:document-statistic meta:table-count="5" meta:cell-count="554" meta:object-count="0"/>
  </office:meta>
</office:document-meta>
</file>